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21cm"/>
    </style:style>
    <style:style style:name="co2" style:family="table-column">
      <style:table-column-properties fo:break-before="auto" style:column-width="24.744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4.73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7.314cm"/>
    </style:style>
    <style:style style:name="co7" style:family="table-column">
      <style:table-column-properties fo:break-before="auto" style:column-width="8.797cm"/>
    </style:style>
    <style:style style:name="co8" style:family="table-column">
      <style:table-column-properties fo:break-before="auto" style:column-width="8.308cm"/>
    </style:style>
    <style:style style:name="co9" style:family="table-column">
      <style:table-column-properties fo:break-before="auto" style:column-width="22.239cm"/>
    </style:style>
    <style:style style:name="co10" style:family="table-column">
      <style:table-column-properties fo:break-before="auto" style:column-width="8.571cm"/>
    </style:style>
    <style:style style:name="co12" style:family="table-column">
      <style:table-column-properties fo:break-before="auto" style:column-width="27.166cm"/>
    </style:style>
    <style:style style:name="co13" style:family="table-column">
      <style:table-column-properties fo:break-before="auto" style:column-width="14.422cm"/>
    </style:style>
    <style:style style:name="co14" style:family="table-column">
      <style:table-column-properties fo:break-before="auto" style:column-width="6.775cm"/>
    </style:style>
    <style:style style:name="co15" style:family="table-column">
      <style:table-column-properties fo:break-before="auto" style:column-width="6.36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4cm" fo:break-before="auto" style:use-optimal-row-height="true"/>
    </style:style>
    <style:style style:name="ro3" style:family="table-row">
      <style:table-row-properties style:row-height="1.785cm" fo:break-before="auto" style:use-optimal-row-height="true"/>
    </style:style>
    <style:style style:name="ro4" style:family="table-row">
      <style:table-row-properties style:row-height="1.445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0.84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95cm" fo:break-before="auto" style:use-optimal-row-height="true"/>
    </style:style>
    <style:style style:name="ro9" style:family="table-row">
      <style:table-row-properties style:row-height="0.863cm" fo:break-before="auto" style:use-optimal-row-height="true"/>
    </style:style>
    <style:style style:name="ro11" style:family="table-row">
      <style:table-row-properties style:row-height="0.654cm" fo:break-before="auto" style:use-optimal-row-height="true"/>
    </style:style>
    <style:style style:name="ro12" style:family="table-row">
      <style:table-row-properties style:row-height="1.656cm" fo:break-before="auto" style:use-optimal-row-height="true"/>
    </style:style>
    <style:style style:name="ro1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IN">₹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2" style:family="table-cell" style:parent-style-name="Default">
      <style:text-properties fo:font-size="14pt" style:font-size-asian="14pt" style:font-size-complex="14pt"/>
    </style:style>
    <style:style style:name="ce3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IN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size="16pt" style:font-size-asian="16pt" style:font-size-complex="16pt"/>
    </style:style>
    <style:style style:name="ce40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41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2" style:family="table-cell" style:parent-style-name="Default">
      <style:text-properties style:font-name="Calibri" fo:font-size="20pt" style:font-size-asian="20pt" style:font-size-complex="20pt"/>
    </style:style>
    <style:style style:name="ce43" style:family="table-cell" style:parent-style-name="Default">
      <style:text-properties fo:font-size="18pt" style:font-size-asian="18pt" style:font-size-complex="18pt"/>
    </style:style>
    <style:style style:name="ce4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Calibri" fo:font-size="20pt" style:font-size-asian="20pt" style:font-size-complex="20pt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5pt" style:font-size-asian="15pt" style:font-size-complex="15pt"/>
    </style:style>
    <style:style style:name="ce20" style:family="table-cell" style:parent-style-name="Default">
      <style:text-properties fo:font-size="14pt" style:font-size-asian="14pt" style:font-size-complex="14pt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IN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30" style:family="table-cell" style:parent-style-name="Default">
      <style:text-properties style:font-name="Calibri" fo:font-size="20pt" style:font-size-asian="20pt" style:font-size-complex="20pt"/>
    </style:style>
    <style:style style:name="ce31" style:family="table-cell" style:parent-style-name="Default">
      <style:text-properties fo:font-size="18pt" style:font-size-asian="18pt" style:font-size-complex="18pt"/>
    </style:style>
    <style:style style:name="ce4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Calibri" fo:font-size="20pt" style:font-size-asian="20pt" style:font-size-complex="20pt"/>
    </style:style>
    <style:style style:name="ce49" style:family="table-cell" style:parent-style-name="Default">
      <style:text-properties style:text-outline="false" style:text-line-through-style="none" style:text-line-through-type="none" style:font-name="Liberation Sans" fo:font-size="1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6f9d4"/>
      <style:text-properties fo:font-size="18pt" style:font-size-asian="18pt" style:font-size-complex="18pt"/>
    </style:style>
    <style:style style:name="ce52" style:family="table-cell" style:parent-style-name="Default">
      <style:table-cell-properties fo:background-color="#d4ea6b"/>
      <style:text-properties fo:font-size="18pt" style:font-size-asian="18pt" style:font-size-complex="18pt"/>
    </style:style>
    <style:style style:name="ce47" style:family="table-cell" style:parent-style-name="Default">
      <style:text-properties fo:font-size="18pt" fo:font-weight="normal" style:font-size-asian="18pt" style:font-weight-asian="normal" style:font-size-complex="18pt" style:font-weight-complex="normal"/>
    </style:style>
    <style:style style:name="ce54" style:family="table-cell" style:parent-style-name="Default">
      <style:text-properties fo:font-size="15pt" style:font-size-asian="15pt" style:font-size-complex="15pt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ava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number-columns-repeated="16380" table:default-cell-style-name="ce20"/>
        <table:table-row table:style-name="ro1">
          <table:table-cell office:value-type="string" calcext:value-type="string">
            <text:p>java executor framewor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ailfast and fail saf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lain the java.util.concurrent package and its main componen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read-safe implementations of common collection classes, explain ConcurrentHashMap putIfAbsent(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shing technique, hashCode and equals, hashcollis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at is callback hell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fference between DTO and Entity class ( Dto is for request and response and Entity deals with table and database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at is session management? What library would you use to implement it in Java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/>Multithreading Concepts(ThreadPools, ExecutorService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lain the Java memory model and garbage collection mechanisms. Types Of Garbage Collec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lain the concepts of serialization and deserialization in Java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lain the purpose of the Reflection API in Java and provide use cases.</text:p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1" office:value-type="string" calcext:value-type="string">
            <text:p>Java 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w to use reduce methgod in java 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va 8 features in detail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/>Difference between map and flatma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va 8 sample code practice.</text:p>
          </table:table-cell>
          <table:table-cell office:value-type="string" calcext:value-type="string">
            <text:p>https://javaconceptoftheday.com/java-8-interview-sample-coding-questions/</text:p>
          </table:table-cell>
          <table:table-cell table:number-columns-repeated="16382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21" office:value-type="string" calcext:value-type="string">
            <text:p>Junit and Mockit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lained about mocking and test of different methods.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so explained about injectmocks scenorio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w does JUnit support testing in Java, and what are its key features?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1" office:value-type="string" calcext:value-type="string">
            <text:p>Java Program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asic java programs.</text:p>
          </table:table-cell>
          <table:table-cell table:number-columns-repeated="16383"/>
        </table:table-row>
        <table:table-row table:style-name="ro2">
          <table:table-cell table:style-name="ce22" office:value-type="string" calcext:value-type="string">
            <text:p>Java 8 Stream API Interview Questions</text:p>
          </table:table-cell>
          <table:table-cell office:value-type="string" calcext:value-type="string">
            <text:p><text:a xlink:href="https://medium.com/@moiz.mhb/java-8-stream-api-interview-questions-7336f8a17968" xlink:type="simple">https://medium.com/@moiz.mhb/java-8-stream-api-interview-questions-7336f8a17968</text:a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/>Solving Real Time Queries Using Java 8 Features – EMS</text:p>
          </table:table-cell>
          <table:table-cell office:value-type="string" calcext:value-type="string">
            <text:p>https://javaconceptoftheday.com/solving-real-time-queries-using-java-8-features-employee-management-system/</text:p>
          </table:table-cell>
          <table:table-cell table:number-columns-repeated="16382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ngular" table:style-name="ta1">
        <table:table-column table:style-name="co6" table:default-cell-style-name="ce20"/>
        <table:table-column table:style-name="co5" table:number-columns-repeated="16383" table:default-cell-style-name="ce20"/>
        <table:table-row table:style-name="ro1">
          <table:table-cell office:value-type="string" calcext:value-type="string">
            <text:p>1) what is angular interceptors for handling HTTP requests and response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) Authentication and authorization in angula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3) lazy loading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4) rxJs Operator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5) router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at is CORS? how to hanle in front end and backend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) what is angular interceptors for handling HTTP requests and response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) state management techniques using libraries like NgRx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3) lazy loading in Angular application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4) form validation using reactive form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5) Observable vs Promise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6) ngModel vs [(ngModel)]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7) routerLink vs href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8) pipes vs filter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9) templateRef vs elementRef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) activatedRoute vs activatedRouteSnapsho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) BehaviourSubject vs ReplaySubject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2) Difference between ngOnchanges and ngDoChec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3) What are different ways you share the data between different component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4) Error handling by centralized method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5) Rxjx operators you have used in your project, Distinct until rxjx operato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) hostBinding vs hostListener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7) observable vs subject vs behaviourSubjec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) difference between hot and cold observables</text:p>
          </table:table-cell>
          <table:table-cell table:number-columns-repeated="16383"/>
        </table:table-row>
        <table:table-row table:style-name="ro3">
          <table:table-cell table:style-name="ce23" office:value-type="string" calcext:value-type="string">
            <text:p>Angular Course (Topics - Security &amp; Performance) | By Mr. Ranjan</text:p>
          </table:table-cell>
          <table:table-cell table:style-name="ce24" office:value-type="string" calcext:value-type="string">
            <text:p>https://www.youtube.com/watch?v=E4F77TuFAiY&amp;ab_channel=SreenuTech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Resources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ttps://www.youtube.com/watch?v=JtDf8h8HLZ4&amp;list=PLAgJNt0flqKdcAtyFCyZrtg9CmCqxqgqg&amp;index=3&amp;ab_channel=UiDevGuid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ttps://www.youtube.com/watch?v=uXOM2Xrj0lQ&amp;list=PLAgJNt0flqKdcAtyFCyZrtg9CmCqxqgqg&amp;index=5&amp;ab_channel=UiDevGuid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ttps://www.youtube.com/watch?v=ztVUuSPTzrg&amp;list=PLAgJNt0flqKdcAtyFCyZrtg9CmCqxqgqg&amp;index=7&amp;ab_channel=UiDevGuid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ttps://www.techpointfunda.com/2023/09/angular-interview-faq.htm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ttps://www.interviewbit.com/angular-cheat-sheet/</text:p>
          </table:table-cell>
          <table:table-cell table:number-columns-repeated="16383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ringBoot" table:style-name="ta1">
        <table:table-column table:style-name="co7" table:default-cell-style-name="ce20"/>
        <table:table-column table:style-name="co5" table:number-columns-repeated="16383" table:default-cell-style-name="ce20"/>
        <table:table-row table:style-name="ro1">
          <table:table-cell office:value-type="string" calcext:value-type="string">
            <text:p>@Transactional Spring boo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ncepts such as IOC and DI,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lained about profiles and services, bean creation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ring Bat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ring Cache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ception handling in Springboo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ringboot interceptors and filter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w will service to service communication happ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w to handle CORS in RESTful web services.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What are Spring Profiles and how do you use them? 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1" office:value-type="string" calcext:value-type="string">
            <text:p>Microservic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roservices Overview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lained over diagram on basic architecture , along with Load balancing and cache mechanism about microservic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ault tolerance mechanisms like circuit breakers</text:p>
          </table:table-cell>
          <table:table-cell table:number-columns-repeated="16383"/>
        </table:table-row>
        <table:table-row table:style-name="ro5">
          <table:table-cell table:style-name="ce25" office:value-type="string" calcext:value-type="string">
            <text:p>circuit breaker pattern </text:p>
          </table:table-cell>
          <table:table-cell table:number-columns-repeated="16383"/>
        </table:table-row>
        <table:table-row table:style-name="ro6">
          <table:table-cell table:style-name="ce26" office:value-type="string" calcext:value-type="string">
            <text:p>What is CSRF protection in Spring Security and how do you enable it? </text:p>
          </table:table-cell>
          <table:table-cell table:number-columns-repeated="16383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SQL Basic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ibernate and JPA Basics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1" office:value-type="string" calcext:value-type="string">
            <text:p>Spring Securi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ring Securiy Overview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WT Overview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hentication and AUthorization in springboot, Springboot security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ringboot interceptors anf filters.</text:p>
          </table:table-cell>
          <table:table-cell table:number-columns-repeated="16383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thers" table:style-name="ta1">
        <table:table-column table:style-name="co8" table:default-cell-style-name="ce20"/>
        <table:table-column table:style-name="co5" table:number-columns-repeated="16383" table:default-cell-style-name="ce20"/>
        <table:table-row table:style-name="ro1">
          <table:table-cell office:value-type="string" calcext:value-type="string">
            <text:p>API Security and Rout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ST Concep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Q, Kafk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de COverage Using Jacoco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erformance optimization techniqu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WS Basics and program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asics of ReactJS, AWS, Devops, et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y cross origin is required </text:p>
          </table:table-cell>
          <table:table-cell table:number-columns-repeated="16383"/>
        </table:table-row>
        <table:table-row table:style-name="ro7">
          <table:table-cell table:style-name="Default" office:value-type="string" calcext:value-type="string">
            <text:p>What is Maven, and how does it simplify the build process in Java projects?</text:p>
          </table:table-cell>
          <table:table-cell table:number-columns-repeated="16383"/>
        </table:table-row>
        <table:table-row table:style-name="ro7" table:number-rows-repeated="7">
          <table:table-cell table:style-name="Default"/>
          <table:table-cell table:number-columns-repeated="1638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21" office:value-type="string" calcext:value-type="string">
            <text:p>Design Pattern</text:p>
          </table:table-cell>
          <table:table-cell table:number-columns-repeated="16383"/>
        </table:table-row>
        <table:table-row table:style-name="ro7">
          <table:table-cell table:style-name="Default"/>
          <table:table-cell table:number-columns-repeated="16383"/>
        </table:table-row>
        <table:table-row table:style-name="ro1">
          <table:table-cell office:value-type="string" calcext:value-type="string">
            <text:p>SOLID Desig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l Design Pattern </text:p>
          </table:table-cell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<text:s/>System Design interview Questions.</text:p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<text:s text:c="2"/>if you want to deploy application in multiple environmets how will you do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7- Using profiling and appending env name like dev, prod to the application.properties file)</text:p>
          </table:table-cell>
          <table:table-cell table:number-columns-repeated="16383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eparation Checklist" table:style-name="ta1">
        <table:table-column table:style-name="co9" table:default-cell-style-name="ce27"/>
        <table:table-column table:style-name="co10" table:default-cell-style-name="ce27"/>
        <table:table-column table:style-name="co5" table:number-columns-repeated="16382" table:default-cell-style-name="ce27"/>
        <table:table-row table:style-name="ro8">
          <table:table-cell office:value-type="string" calcext:value-type="string">
            <text:p>2) Go through the resume and refresh all the important stuffs and project details of it.</text:p>
          </table:table-cell>
          <table:table-cell table:number-columns-repeated="16383"/>
        </table:table-row>
        <table:table-row table:style-name="ro8">
          <table:table-cell table:number-columns-repeated="16384"/>
        </table:table-row>
        <table:table-row table:style-name="ro8">
          <table:table-cell office:value-type="string" calcext:value-type="string">
            <text:p>Go through all notes.</text:p>
          </table:table-cell>
          <table:table-cell table:number-columns-repeated="16383"/>
        </table:table-row>
        <table:table-row table:style-name="ro8">
          <table:table-cell table:style-name="ce28" office:value-type="string" calcext:value-type="string">
            <text:p>Java 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Core Java Overview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Basic Java Programs Practice.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Java 8 Theory 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Java 8 Practice.</text:p>
          </table:table-cell>
          <table:table-cell table:number-columns-repeated="16383"/>
        </table:table-row>
        <table:table-row table:style-name="ro8">
          <table:table-cell table:number-columns-repeated="16384"/>
        </table:table-row>
        <table:table-row table:style-name="ro8">
          <table:table-cell office:value-type="string" calcext:value-type="string">
            <text:p>Junit and Mockito Overview</text:p>
          </table:table-cell>
          <table:table-cell table:number-columns-repeated="16383"/>
        </table:table-row>
        <table:table-row table:style-name="ro8">
          <table:table-cell table:style-name="ce28" office:value-type="string" calcext:value-type="string">
            <text:p>Spring Framework</text:p>
          </table:table-cell>
          <table:table-cell table:number-columns-repeated="16383"/>
        </table:table-row>
        <table:table-row table:style-name="ro8">
          <table:table-cell table:style-name="ce29" office:value-type="string" calcext:value-type="string">
            <text:p>Spring Framework <text:s/>Overview and Interview Q&amp;A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Springboot Overview and Interview Q&amp;A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Hibernate, JPA Overview.Lazy and Eager Loading</text:p>
          </table:table-cell>
          <table:table-cell table:number-columns-repeated="16383"/>
        </table:table-row>
        <table:table-row table:style-name="ro9">
          <table:table-cell table:style-name="ce30" office:value-type="string" calcext:value-type="string">
            <text:p>Spring Security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Spring Batch, </text:p>
          </table:table-cell>
          <table:table-cell table:number-columns-repeated="16383"/>
        </table:table-row>
        <table:table-row table:style-name="ro5">
          <table:table-cell table:style-name="ce31" office:value-type="string" calcext:value-type="string">
            <text:p>Spring AOP</text:p>
          </table:table-cell>
          <table:table-cell table:number-columns-repeated="16383"/>
        </table:table-row>
        <table:table-row table:style-name="ro5">
          <table:table-cell table:style-name="ce31" office:value-type="string" calcext:value-type="string">
            <text:p>circuit breaker pattern</text:p>
          </table:table-cell>
          <table:table-cell table:number-columns-repeated="16383"/>
        </table:table-row>
        <table:table-row table:style-name="ro5">
          <table:table-cell table:style-name="ce31" office:value-type="string" calcext:value-type="string">
            <text:p>Springboot Interceptors</text:p>
          </table:table-cell>
          <table:table-cell table:number-columns-repeated="16383"/>
        </table:table-row>
        <table:table-row table:style-name="ro9">
          <table:table-cell table:style-name="ce48" office:value-type="string" calcext:value-type="string">
            <text:p>DBMS &amp; System Design </text:p>
          </table:table-cell>
          <table:table-cell table:number-columns-repeated="16383"/>
        </table:table-row>
        <table:table-row table:style-name="ro8">
          <table:table-cell table:style-name="Default"/>
          <table:table-cell table:number-columns-repeated="16383"/>
        </table:table-row>
        <table:table-row table:style-name="ro8">
          <table:table-cell office:value-type="string" calcext:value-type="string">
            <text:p>SQL Overview</text:p>
          </table:table-cell>
          <table:table-cell table:number-columns-repeated="16383"/>
        </table:table-row>
        <table:table-row table:style-name="ro5">
          <table:table-cell table:style-name="ce25" office:value-type="string" calcext:value-type="string">
            <text:p>Parking Lot System Design Interview Question and Answer in Java</text:p>
          </table:table-cell>
          <table:table-cell table:number-columns-repeated="16383"/>
        </table:table-row>
        <table:table-row table:style-name="ro8">
          <table:table-cell table:style-name="Default"/>
          <table:table-cell table:number-columns-repeated="16383"/>
        </table:table-row>
        <table:table-row table:style-name="ro8">
          <table:table-cell table:style-name="ce28" office:value-type="string" calcext:value-type="string">
            <text:p>Design Patterns. 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SOLID Design Pattern</text:p>
          </table:table-cell>
          <table:table-cell table:number-columns-repeated="16383"/>
        </table:table-row>
        <table:table-row table:style-name="ro8">
          <table:table-cell table:style-name="ce49" office:value-type="string" calcext:value-type="string">
            <text:p>Singleton Design Pattern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Factory Design Pattern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Builder Design Pattern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Code Practice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How to avoid breaking the singleton Pattern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SAGA Pattern</text:p>
          </table:table-cell>
          <table:table-cell office:value-type="string" calcext:value-type="string">
            <text:p>https://www.youtube.com/watch?v=Fe_qPM81hJ8</text:p>
          </table:table-cell>
          <table:table-cell table:number-columns-repeated="16382"/>
        </table:table-row>
        <table:table-row table:style-name="ro8">
          <table:table-cell table:style-name="ce28" office:value-type="string" calcext:value-type="string">
            <text:p>Angular Stuffs.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Building Blocks Of Angular Application.</text:p>
          </table:table-cell>
          <table:table-cell office:value-type="string" calcext:value-type="string">
            <text:p>https://anywhere.epam.com/en/blog/senior-angular-developer-interview-questions</text:p>
          </table:table-cell>
          <table:table-cell table:number-columns-repeated="16382"/>
        </table:table-row>
        <table:table-row table:style-name="ro8">
          <table:table-cell office:value-type="string" calcext:value-type="string">
            <text:p>Angular Routing, data binding. Angular Forms.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Component Lifeccycle.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Diff between Promise and Observable.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Lazy Loading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Authentication and Authorization in Angular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RxJS Operators</text:p>
          </table:table-cell>
          <table:table-cell table:number-columns-repeated="16383"/>
        </table:table-row>
        <table:table-row table:style-name="ro5">
          <table:table-cell table:style-name="ce50" office:value-type="string" calcext:value-type="string">
            <text:p>What is the role of access and refresh tokens? How do you handle them in Angular?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What is View Encapsulation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What is Shadow DOM.</text:p>
          </table:table-cell>
          <table:table-cell table:number-columns-repeated="16383"/>
        </table:table-row>
        <table:table-row table:style-name="ro5">
          <table:table-cell table:style-name="ce31" office:value-type="string" calcext:value-type="string">
            <text:p>Dependency Injectuion and how to implement.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Go through Angular Cheatsheet</text:p>
          </table:table-cell>
          <table:table-cell table:number-columns-repeated="16383"/>
        </table:table-row>
        <table:table-row table:style-name="ro5">
          <table:table-cell table:style-name="ce31" office:value-type="string" calcext:value-type="string">
            <text:p>Angular Interceptors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Going through the interview Q&amp;A for angular</text:p>
          </table:table-cell>
          <table:table-cell office:value-type="string" calcext:value-type="string">
            <text:p>https://www.interviewkickstart.com/blogs/interview-questions/angular-8-interview-questions</text:p>
          </table:table-cell>
          <table:table-cell table:number-columns-repeated="16382"/>
        </table:table-row>
        <table:table-row table:style-name="ro5">
          <table:table-cell table:style-name="ce31" office:value-type="string" calcext:value-type="string">
            <text:p>How Angular Routes works.</text:p>
          </table:table-cell>
          <table:table-cell table:number-columns-repeated="16383"/>
        </table:table-row>
        <table:table-row table:style-name="ro8" table:number-rows-repeated="2">
          <table:table-cell table:style-name="Default"/>
          <table:table-cell table:number-columns-repeated="16383"/>
        </table:table-row>
        <table:table-row table:style-name="ro8" table:number-rows-repeated="104852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BNP Checklist" table:style-name="ta1">
        <table:table-column table:style-name="co13" table:default-cell-style-name="ce47"/>
        <table:table-column table:style-name="co5" table:number-columns-repeated="16383" table:default-cell-style-name="ce47"/>
        <table:table-row table:style-name="ro5">
          <table:table-cell table:style-name="ce16" office:value-type="string" calcext:value-type="string">
            <text:p>Springboot cache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16" office:value-type="string" calcext:value-type="string">
            <text:p>Springboot transcation management.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16" office:value-type="string" calcext:value-type="string">
            <text:p>Kubernetes and Docker and few AWS stuffs.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16" office:value-type="string" calcext:value-type="string">
            <text:p>Authenticaton and Authorization. (Security)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16" office:value-type="string" calcext:value-type="string">
            <text:p>Performance improvement tools.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16" office:value-type="string" calcext:value-type="string">
            <text:p>Hibernate Basics.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16" office:value-type="string" calcext:value-type="string">
            <text:p>Junit and Mockito Basics.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16" office:value-type="string" calcext:value-type="string">
            <text:p>Microservices.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16" office:value-type="string" calcext:value-type="string">
            <text:p>Exception handling 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16" office:value-type="string" calcext:value-type="string">
            <text:p>Java 8 streams,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52" office:value-type="string" calcext:value-type="string">
            <text:p>Angular Cache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52" office:value-type="string" calcext:value-type="string">
            <text:p>Angular Performace improvement.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52" office:value-type="string" calcext:value-type="string">
            <text:p>Angular Authentication and Authorization (SSO)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52" office:value-type="string" calcext:value-type="string">
            <text:p>State management like rxJS Operators.</text:p>
          </table:table-cell>
          <table:table-cell table:style-name="ce31"/>
          <table:table-cell table:number-columns-repeated="16382"/>
        </table:table-row>
        <table:table-row table:style-name="ro5" table:number-rows-repeated="2">
          <table:table-cell table:style-name="ce31" table:number-columns-repeated="2"/>
          <table:table-cell table:number-columns-repeated="16382"/>
        </table:table-row>
        <table:table-row table:style-name="ro7">
          <table:table-cell table:style-name="Default" table:number-columns-repeated="2"/>
          <table:table-cell table:number-columns-repeated="16382"/>
        </table:table-row>
        <table:table-row table:style-name="ro4">
          <table:table-cell table:style-name="ce25" office:value-type="string" calcext:value-type="string">
            <text:p>What are the Questions asked in Project Managerial Round | How to prepare project Manager interview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Managerial Round Interview Questions | Behavioral Interview Questions And Answers | Java Genie</text:p>
          </table:table-cell>
          <table:table-cell office:value-type="string" calcext:value-type="string">
            <text:p>https://www.youtube.com/watch?v=e02N0iUOq9E&amp;ab_channel=GenieAshwani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Agile methodology and scrum</text:p>
          </table:table-cell>
          <table:table-cell table:number-columns-repeated="16383"/>
        </table:table-row>
        <table:table-row table:style-name="ro5" table:number-rows-repeated="8">
          <table:table-cell table:number-columns-repeated="16384"/>
        </table:table-row>
        <table:table-row table:style-name="ro5">
          <table:table-cell table:style-name="ce25" office:value-type="string" calcext:value-type="string">
            <text:p>cross-site scripting (XSS) attacks 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What is CSRF and how to avoid in springboot and angular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map vs flatMa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splunk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how to deploy an application using pcf 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what is the use of redis cache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Sonarqube issue nug fixes (critical bugs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Git rebase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Spring boot transaction management with propagation levels.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Springboot filter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REST API Versioning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Flyway – Springboot database migratim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How to secure actuator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Which is a recommended approach to handle API rate limits in Spring Boot? 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Angular Course (Topics - Security &amp; Performance) | By Mr. Ranjan</text:p>
          </table:table-cell>
          <table:table-cell office:value-type="string" calcext:value-type="string">
            <text:p>https://www.youtube.com/watch?v=E4F77TuFAiY&amp;ab_channel=SreenuTech</text:p>
          </table:table-cell>
          <table:table-cell table:number-columns-repeated="16382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style-name="ce25"/>
          <table:table-cell table:number-columns-repeated="16383"/>
        </table:table-row>
        <table:table-row table:style-name="ro5" table:number-rows-repeated="104852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opic Checklist" table:style-name="ta1">
        <table:table-column table:style-name="co12" table:default-cell-style-name="ce54"/>
        <table:table-column table:style-name="co5" table:number-columns-repeated="16383" table:default-cell-style-name="ce54"/>
        <table:table-row table:style-name="ro11" table:number-rows-repeated="2">
          <table:table-cell table:number-columns-repeated="16384"/>
        </table:table-row>
        <table:table-row table:style-name="ro11">
          <table:table-cell office:value-type="string" calcext:value-type="string">
            <text:p>BNP (Still to start)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----------------------------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Java 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-------------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How java memory work in terms of object creation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Memory utilization of String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hashmap internal working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why nullpointerexception is unchecked exception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Serialization and Deserialization in java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wait, notify, notifyall exists in Object class But we use only in multithread right. 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then those method we keep it inside the thread class right why it's exist in Object 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class?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why we don't pefer to use Put mapping for insert operation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what algorithm garbage collector uses.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Name few sorting algorithms and search algorithms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find max salary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find sum of slaary group by depno 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Difference between map and flatmap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Junit and Mockito Overview</text:p>
          </table:table-cell>
          <table:table-cell table:number-columns-repeated="16383"/>
        </table:table-row>
        <table:table-row table:style-name="ro11" table:number-rows-repeated="2">
          <table:table-cell table:number-columns-repeated="16384"/>
        </table:table-row>
        <table:table-row table:style-name="ro11">
          <table:table-cell office:value-type="string" calcext:value-type="string">
            <text:p>Microservices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------------------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How to create microservice and deploy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How to name rest api in microservices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How to handle fault tolerance in microservices?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⚫ Transaction Management in Microservices?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⚫ How to handle exceptions in microservices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/>⚫ What is important component in Microservices? 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How communication in APIs through RestTemplate and managing the case of failure <text:s/>requests or delayed response/timeout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Amazon prime monolith application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Microservices design pattern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How to manage common priperies for differnet microservices.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what is teh use of Feign CLient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@FeignClient(name = "user-service", url = "http://localhost:8080/users")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public interface UserServiceClient {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 text:c="4"/>@GetMapping("/{id}")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 text:c="4"/>User getUser(@PathVariable Long id);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}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Microservice for e-commerce website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Microservices Basics. (How to depley it and fall back mecganism)</text:p>
          </table:table-cell>
          <table:table-cell table:number-columns-repeated="16383"/>
        </table:table-row>
        <table:table-row table:style-name="ro11" table:number-rows-repeated="3">
          <table:table-cell table:number-columns-repeated="16384"/>
        </table:table-row>
        <table:table-row table:style-name="ro11">
          <table:table-cell office:value-type="string" calcext:value-type="string">
            <text:p>Springboot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-----------------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@Component vs @bean @configuration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@Primary vs @Qualifier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Authentication and Authorization (In rest API I want only limited users are able to hit particular URL )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Spring boot Cache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Flyway – Springboot database migration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Springboot filter and interceptor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REST API Versioning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Spring batch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REST API Versioning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SQL Overview.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Springboot interceptors anf filters.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what is idemopotency in transaction management.,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Hibernate and JPA overview. (HQL , simpl;e joins)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Difference between @Configuration and @Autoconfiguration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Spring bean life cycle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What is JPA? Duplicate key in JPA ? Primary Key in JPA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How performing the authorization in your application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What in case we don't want to use @Autowired .What are the other options we can make use of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/>How @Autowired internally works 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Spring @Transactional uses Proxy concept .? means?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Which auto wire tyoe happens un @autowired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use of @Modifying.&gt;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To delete data in Spring Boot with JPA: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1) Use built-in Delete APIs of Spring Data JPA repositories, should be used only when there is no entity relationship otherwise 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SQLIntegrityConstraintViolationException <text:s/>will be thrown. (e.g) delete(entity) and deleteById(entityId)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2) Use CascadeType.ALL or CascadeType.REMOVE attributes to delete the child entities when the parent entity is deleted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3) Use orphanRemoval attribute on @OneToMany or @OneToOne annotation to delete the child entities when they are removed from the relationship with the parent entity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4) for soft delete, we can use the annotation such as @SQLDelete. in order top retreive the undeleted records we should use.@Where(clause = “deleted = false”)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in case if we want to retrive all the deleted and undeleted records based on parameter. we can use @FilterDef, @Filter.</text:p>
          </table:table-cell>
          <table:table-cell table:number-columns-repeated="16383"/>
        </table:table-row>
        <table:table-row table:style-name="ro11" table:number-rows-repeated="2">
          <table:table-cell table:number-columns-repeated="16384"/>
        </table:table-row>
        <table:table-row table:style-name="ro11">
          <table:table-cell office:value-type="string" calcext:value-type="string">
            <text:p>Imagine you are designing a Spring Boot application that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interfaces with multiple external APIs. How would you handle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API rate limits and failures?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REST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------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Technically speaking, you can use POST for update operation and PUT for create operation, but this would be against the recommended convention for RESTful APIs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However, it is important to note that these are just conventions and not strict rules. why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How to protect and secure the REST API form front end and back end.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what is idempotent.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Status code of HTTP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Others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-----------------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Performance improvement task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/>Jprofiler, HeapAnalyzer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/>ThreadPool size, heapsize jvm args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Oracle DB: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 text:c="2"/>indexes, Views, clustering, query optimization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 text:c="2"/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How the security vulnerabilities are handled (black duck scan)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 text:c="2"/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Secure coding principles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Knowledge on Fortify, NexusIQ reports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Jenkins Pipeline overview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how to deploy an application using pcf 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how to deploy an application using AWS ?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Sonarqube issue nug fixes (critical bugs)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basic postman queries and steps.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use of splunk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What is doker? and why we use that?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What are the SOLID principles?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what is the use of redis cache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Angular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------------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css styles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create reusable angular compo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Share global and local variables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cache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Component declartion and creation 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performance optimization technique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react vs angular,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If we use cache value, how do we know whether the updated from actual api or not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diff between cookies , localStoirage, sessionStorage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Genral intervie Q&amp;A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calcext:value-type="string">
            <text:p><text:s text:c="2"/></text:p>
          </table:table-cell>
          <table:table-cell table:number-columns-repeated="16383"/>
        </table:table-row>
        <table:table-row table:style-name="ro11" table:number-rows-repeated="4">
          <table:table-cell table:number-columns-repeated="16384"/>
        </table:table-row>
        <table:table-row table:style-name="ro11">
          <table:table-cell office:value-type="string" calcext:value-type="string">
            <text:p>About my project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Agile process, day to day activities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Managerial Round interview questions.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Self Introduction and about the projects worked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⚫ Other questions are related to the recent project which I worked in cit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How you've configured the application configurations for different environments?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What are roles and responsibilities</text:p>
          </table:table-cell>
          <table:table-cell table:number-columns-repeated="16383"/>
        </table:table-row>
        <table:table-row table:style-name="ro11" table:number-rows-repeated="1048408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Sheet8" table:style-name="ta1">
        <table:table-column table:style-name="co14" table:default-cell-style-name="ce55"/>
        <table:table-column table:style-name="co15" table:default-cell-style-name="ce56"/>
        <table:table-column table:style-name="co5" table:default-cell-style-name="ce56"/>
        <table:table-row table:style-name="ro7">
          <table:table-cell office:value-type="string" calcext:value-type="string">
            <text:p>Grade</text:p>
          </table:table-cell>
          <table:table-cell table:style-name="ce55" office:value-type="string" calcext:value-type="string" table:number-columns-spanned="2" table:number-rows-spanned="1">
            <text:p>Level 4</text:p>
          </table:table-cell>
          <table:covered-table-cell table:style-name="Default"/>
        </table:table-row>
        <table:table-row table:style-name="ro6">
          <table:table-cell office:value-type="string" calcext:value-type="string">
            <text:p>Sales (GSO &amp; BRM)</text:p>
          </table:table-cell>
          <table:table-cell table:style-name="ce55" office:value-type="string" calcext:value-type="string" table:number-columns-spanned="2" table:number-rows-spanned="1">
            <text:p>N</text:p>
          </table:table-cell>
          <table:covered-table-cell table:style-name="Default"/>
        </table:table-row>
        <table:table-row table:style-name="ro6">
          <table:table-cell office:value-type="string" calcext:value-type="string">
            <text:p>International Worker</text:p>
          </table:table-cell>
          <table:table-cell table:style-name="ce55" office:value-type="string" calcext:value-type="string" table:number-columns-spanned="2" table:number-rows-spanned="1">
            <text:p>N</text:p>
          </table:table-cell>
          <table:covered-table-cell table:style-name="Default"/>
        </table:table-row>
        <table:table-row table:style-name="ro7">
          <table:table-cell office:value-type="string" calcext:value-type="string">
            <text:p>CTC</text:p>
          </table:table-cell>
          <table:table-cell table:style-name="ce55" office:value-type="float" office:value="2800000" calcext:value-type="float" table:number-columns-spanned="2" table:number-rows-spanned="1">
            <text:p>2800000</text:p>
          </table:table-cell>
          <table:covered-table-cell table:style-name="Default"/>
        </table:table-row>
        <table:table-row table:style-name="ro6">
          <table:table-cell office:value-type="string" calcext:value-type="string">
            <text:p>COMPONENTS</text:p>
          </table:table-cell>
          <table:table-cell table:style-name="ce55" office:value-type="string" calcext:value-type="string">
            <text:p>(p.a.)</text:p>
          </table:table-cell>
          <table:table-cell table:style-name="ce55" office:value-type="string" calcext:value-type="string">
            <text:p>(p.m.)</text:p>
          </table:table-cell>
        </table:table-row>
        <table:table-row table:style-name="ro7">
          <table:table-cell table:style-name="ce26" office:value-type="string" calcext:value-type="string">
            <text:p>Basic</text:p>
          </table:table-cell>
          <table:table-cell office:value-type="currency" office:currency="INR" office:value="833775" calcext:value-type="currency">
            <text:p>₹8,33,775.00</text:p>
          </table:table-cell>
          <table:table-cell office:value-type="currency" office:currency="INR" office:value="69481" calcext:value-type="currency">
            <text:p>₹69,481.00</text:p>
          </table:table-cell>
        </table:table-row>
        <table:table-row table:style-name="ro6">
          <table:table-cell table:style-name="ce26" office:value-type="string" calcext:value-type="string">
            <text:p>Statutory Bonus</text:p>
          </table:table-cell>
          <table:table-cell table:number-columns-repeated="2" office:value-type="currency" office:currency="INR" office:value="0" calcext:value-type="currency">
            <text:p>₹0.00</text:p>
          </table:table-cell>
        </table:table-row>
        <table:table-row table:style-name="ro6">
          <table:table-cell table:style-name="ce26" office:value-type="string" calcext:value-type="string">
            <text:p>Bouquet of Benefits</text:p>
          </table:table-cell>
          <table:table-cell office:value-type="currency" office:currency="INR" office:value="1548439" calcext:value-type="currency">
            <text:p>₹15,48,439.00</text:p>
          </table:table-cell>
          <table:table-cell office:value-type="currency" office:currency="INR" office:value="129037" calcext:value-type="currency">
            <text:p>₹1,29,037.00</text:p>
          </table:table-cell>
        </table:table-row>
        <table:table-row table:style-name="ro7">
          <table:table-cell table:style-name="ce26" office:value-type="string" calcext:value-type="string">
            <text:p>Personal Pay</text:p>
          </table:table-cell>
          <table:table-cell table:number-columns-repeated="2" office:value-type="currency" office:currency="INR" office:value="0" calcext:value-type="currency">
            <text:p>₹0.00</text:p>
          </table:table-cell>
        </table:table-row>
        <table:table-row table:style-name="ro6">
          <table:table-cell office:value-type="string" calcext:value-type="string">
            <text:p>A. Base Salary</text:p>
          </table:table-cell>
          <table:table-cell table:style-name="ce57" office:value-type="currency" office:currency="INR" office:value="2382213" calcext:value-type="currency">
            <text:p>₹23,82,213.00</text:p>
          </table:table-cell>
          <table:table-cell table:style-name="ce57" office:value-type="currency" office:currency="INR" office:value="198518" calcext:value-type="currency">
            <text:p>₹1,98,518.00</text:p>
          </table:table-cell>
        </table:table-row>
        <table:table-row table:style-name="ro6">
          <table:table-cell table:style-name="ce26" office:value-type="string" calcext:value-type="string">
            <text:p>Variable Compensation</text:p>
          </table:table-cell>
          <table:table-cell office:value-type="currency" office:currency="INR" office:value="264700" calcext:value-type="currency">
            <text:p>₹2,64,700.00</text:p>
          </table:table-cell>
          <table:table-cell office:value-type="currency" office:currency="INR" office:value="22058" calcext:value-type="currency">
            <text:p>₹22,058.00</text:p>
          </table:table-cell>
        </table:table-row>
        <table:table-row table:style-name="ro12">
          <table:table-cell office:value-type="string" calcext:value-type="string">
            <text:p>B. Total Variable Compensation</text:p>
          </table:table-cell>
          <table:table-cell table:style-name="ce57" office:value-type="currency" office:currency="INR" office:value="264700" calcext:value-type="currency">
            <text:p>₹2,64,700.00</text:p>
          </table:table-cell>
          <table:table-cell table:style-name="ce57" office:value-type="currency" office:currency="INR" office:value="22058" calcext:value-type="currency">
            <text:p>₹22,058.00</text:p>
          </table:table-cell>
        </table:table-row>
        <table:table-row table:style-name="ro13">
          <table:table-cell office:value-type="string" calcext:value-type="string">
            <text:p>C. Total Target Cash (TTC) (A+B)</text:p>
          </table:table-cell>
          <table:table-cell table:style-name="ce57" office:value-type="currency" office:currency="INR" office:value="2646913" calcext:value-type="currency">
            <text:p>₹26,46,913.00</text:p>
          </table:table-cell>
          <table:table-cell table:style-name="ce57" office:value-type="currency" office:currency="INR" office:value="220576" calcext:value-type="currency">
            <text:p>₹2,20,576.00</text:p>
          </table:table-cell>
        </table:table-row>
        <table:table-row table:style-name="ro6">
          <table:table-cell table:style-name="ce26" office:value-type="string" calcext:value-type="string">
            <text:p>Provident Fund (PF)</text:p>
          </table:table-cell>
          <table:table-cell office:value-type="currency" office:currency="INR" office:value="100053" calcext:value-type="currency">
            <text:p>₹1,00,053.00</text:p>
          </table:table-cell>
          <table:table-cell office:value-type="currency" office:currency="INR" office:value="8338" calcext:value-type="currency">
            <text:p>₹8,338.00</text:p>
          </table:table-cell>
        </table:table-row>
        <table:table-row table:style-name="ro7">
          <table:table-cell table:style-name="ce26" office:value-type="string" calcext:value-type="string">
            <text:p>Gratuity</text:p>
          </table:table-cell>
          <table:table-cell office:value-type="currency" office:currency="INR" office:value="40105" calcext:value-type="currency">
            <text:p>₹40,105.00</text:p>
          </table:table-cell>
          <table:table-cell office:value-type="currency" office:currency="INR" office:value="3342" calcext:value-type="currency">
            <text:p>₹3,342.00</text:p>
          </table:table-cell>
        </table:table-row>
        <table:table-row table:style-name="ro13">
          <table:table-cell table:style-name="ce26" office:value-type="string" calcext:value-type="string">
            <text:p>Medical Insurance Premium</text:p>
          </table:table-cell>
          <table:table-cell office:value-type="currency" office:currency="INR" office:value="12929" calcext:value-type="currency">
            <text:p>₹12,929.00</text:p>
          </table:table-cell>
          <table:table-cell office:value-type="currency" office:currency="INR" office:value="1077" calcext:value-type="currency">
            <text:p>₹1,077.00</text:p>
          </table:table-cell>
        </table:table-row>
        <table:table-row table:style-name="ro13">
          <table:table-cell table:style-name="ce26" office:value-type="string" calcext:value-type="string">
            <text:p>Domiciliary Premium (P5 &amp; Above)</text:p>
          </table:table-cell>
          <table:table-cell table:number-columns-repeated="2" office:value-type="currency" office:currency="INR" office:value="0" calcext:value-type="currency">
            <text:p>₹0.00</text:p>
          </table:table-cell>
        </table:table-row>
        <table:table-row table:style-name="ro13">
          <table:table-cell office:value-type="string" calcext:value-type="string">
            <text:p>D. Retirals &amp; Other Benefits</text:p>
          </table:table-cell>
          <table:table-cell table:style-name="ce57" office:value-type="currency" office:currency="INR" office:value="153087" calcext:value-type="currency">
            <text:p>₹1,53,087.00</text:p>
          </table:table-cell>
          <table:table-cell table:style-name="ce57" office:value-type="currency" office:currency="INR" office:value="12757" calcext:value-type="currency">
            <text:p>₹12,757.00</text:p>
          </table:table-cell>
        </table:table-row>
        <table:table-row table:style-name="ro13">
          <table:table-cell office:value-type="string" calcext:value-type="string">
            <text:p>Cost To Company (CTC) (C+D)</text:p>
          </table:table-cell>
          <table:table-cell table:style-name="ce57" office:value-type="currency" office:currency="INR" office:value="2800000" calcext:value-type="currency">
            <text:p>₹28,00,000.00</text:p>
          </table:table-cell>
          <table:table-cell table:style-name="ce57" office:value-type="currency" office:currency="INR" office:value="233333" calcext:value-type="currency">
            <text:p>₹2,33,333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/00/0000</text:date>, <text:time style:data-style-name="N2" text:time-value="10:21:35.2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9T16:05:48.127000000</meta:creation-date>
    <dc:date>2024-07-30T23:34:18.675000000</dc:date>
    <meta:editing-duration>P2DT2H56M13S</meta:editing-duration>
    <meta:editing-cycles>12</meta:editing-cycles>
    <meta:generator>LibreOffice/7.6.7.2$Windows_X86_64 LibreOffice_project/dd47e4b30cb7dab30588d6c79c651f218165e3c5</meta:generator>
    <meta:document-statistic meta:table-count="8" meta:cell-count="354" meta:object-count="0"/>
  </office:meta>
</office:document-meta>
</file>